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Domyślnie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1" style:family="paragraph">
      <style:paragraph-properties fo:margin-left="0cm" fo:margin-right="0cm" fo:text-indent="0cm" style:punctuation-wrap="hanging" style:line-break="strict" style:writing-mode="lr-tb"/>
    </style:style>
    <style:style style:name="P2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" style:family="paragraph">
      <style:paragraph-properties fo:margin-left="0cm" fo:margin-right="0cm" fo:text-indent="0cm" style:punctuation-wrap="hanging" style:line-break="strict" style:writing-mode="lr-tb"/>
      <style:text-properties fo:font-size="18pt"/>
    </style:style>
    <style:style style:name="P4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P5" style:family="paragraph">
      <style:text-properties fo:font-size="12pt"/>
    </style:style>
    <style:style style:name="T1" style:family="text">
      <style:text-properties fo:color="#ffffff" fo:font-size="32pt" fo:language="pl" fo:country="PL" style:font-size-asian="32pt" style:language-asian="pl" style:country-asian="PL" style:font-size-complex="32pt" style:language-complex="pl" style:country-complex="P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omyślnie" presentation:presentation-page-layout-name="AL1T0" presentation:use-date-time-name="dtd1">
        <draw:custom-shape draw:style-name="gr1" draw:text-style-name="P2" draw:layer="layout" svg:width="23.217cm" svg:height="19.217cm" svg:x="1.588cm" svg:y="-0.136cm">
          <text:list text:style-name="L1">
            <text:list-header>
              <text:p text:style-name="P1"><text:span text:style-name="T1">1. Jaśnieje Krzyż chwalebny, </text:span></text:p>
            </text:list-header>
            <text:list-item>
              <text:p text:style-name="P1"><text:span text:style-name="T1">unosi ciało Pana,</text:span></text:p>
            </text:list-item>
            <text:list-item>
              <text:p text:style-name="P1"><text:span text:style-name="T1">zaś On swej krwi strumieniem </text:span></text:p>
            </text:list-item>
            <text:list-item>
              <text:p text:style-name="P1"><text:span text:style-name="T1">obmywa nasze rany.</text:span></text:p>
            </text:list-item>
            <text:list-item>
              <text:p text:style-name="P1"><text:span text:style-name="T1"/></text:p>
            </text:list-item>
            <text:list-item>
              <text:p text:style-name="P1"><text:span text:style-name="T1">2. Z miłości czystej dla nas </text:span></text:p>
            </text:list-item>
            <text:list-item>
              <text:p text:style-name="P1"><text:span text:style-name="T1">pokorną stał się żertwą,</text:span></text:p>
            </text:list-item>
            <text:list-item>
              <text:p text:style-name="P1"><text:span text:style-name="T1">Baranek święty wyrwał </text:span></text:p>
            </text:list-item>
            <text:list-item>
              <text:p text:style-name="P1"><text:span text:style-name="T1">swe owce z paszczy wilka.</text:span></text:p>
            </text:list-item>
            <text:list-item>
              <text:p text:style-name="P1"><text:span text:style-name="T1"/></text:p>
            </text:list-item>
            <text:list-item>
              <text:p text:style-name="P1"><text:span text:style-name="T1">3. Wykupił świat od klęski </text:span></text:p>
            </text:list-item>
            <text:list-item>
              <text:p text:style-name="P1"><text:span text:style-name="T1">przebitych rąk zapłatą,</text:span></text:p>
            </text:list-item>
            <text:list-item>
              <text:p text:style-name="P1"><text:span text:style-name="T1">i własne tracąc życie, </text:span></text:p>
            </text:list-item>
            <text:list-item>
              <text:p text:style-name="P1"><text:span text:style-name="T1">powstrzymał pochód śmierci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1" presentation:class="page"/>
          <draw:frame presentation:style-name="pr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0" presentation:use-date-time-name="dtd1">
        <draw:custom-shape draw:style-name="gr3" draw:text-style-name="P4" draw:layer="layout" svg:width="23.217cm" svg:height="19.217cm" svg:x="1.588cm" svg:y="-0.136cm">
          <text:list text:style-name="L1">
            <text:list-header>
              <text:p text:style-name="P3"><text:span text:style-name="T1">4. Skrwawionym ostrzem gwoździa </text:span></text:p>
            </text:list-header>
            <text:list-item>
              <text:p text:style-name="P3"><text:span text:style-name="T1">tę samą dłoń przeszyto,</text:span></text:p>
            </text:list-item>
            <text:list-item>
              <text:p text:style-name="P3"><text:span text:style-name="T1">co zmyła winę Pawła,</text:span></text:p>
            </text:list-item>
            <text:list-item>
              <text:p text:style-name="P3"><text:span text:style-name="T1">wydarła śmierci Piotra.</text:span></text:p>
            </text:list-item>
            <text:list-item>
              <text:p text:style-name="P3"><text:span text:style-name="T1"/></text:p>
            </text:list-item>
            <text:list-item>
              <text:p text:style-name="P3"><text:span text:style-name="T1">5. O Drzewo Życiodajne,</text:span></text:p>
            </text:list-item>
            <text:list-item>
              <text:p text:style-name="P3"><text:span text:style-name="T1">szlachetne w swej słodyczy,</text:span></text:p>
            </text:list-item>
            <text:list-item>
              <text:p text:style-name="P3"><text:span text:style-name="T1">wszak zieleń twych gałęzi</text:span></text:p>
            </text:list-item>
            <text:list-item>
              <text:p text:style-name="P3"><text:span text:style-name="T1">wydaje owoc nowy.</text:span></text:p>
            </text:list-item>
            <text:list-item>
              <text:p text:style-name="P3"><text:span text:style-name="T1"/></text:p>
            </text:list-item>
            <text:list-item>
              <text:p text:style-name="P3"><text:span text:style-name="T1">6. Twa woń ma moc obudzić</text:span></text:p>
            </text:list-item>
            <text:list-item>
              <text:p text:style-name="P3"><text:span text:style-name="T1">wystygłe ciała zmarłych,</text:span></text:p>
            </text:list-item>
            <text:list-item>
              <text:p text:style-name="P3"><text:span text:style-name="T1">powrócą wnet do życia</text:span></text:p>
            </text:list-item>
            <text:list-item>
              <text:p text:style-name="P3"><text:span text:style-name="T1">mieszkańcy kraju nocy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2" presentation:class="page"/>
          <draw:frame presentation:style-name="pr1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0" presentation:use-date-time-name="dtd1">
        <draw:custom-shape draw:style-name="gr4" draw:text-style-name="P4" draw:layer="layout" svg:width="23.217cm" svg:height="19.217cm" svg:x="1.588cm" svg:y="-0.136cm">
          <text:list text:style-name="L1">
            <text:list-header>
              <text:p text:style-name="P3"><text:span text:style-name="T1">7. Pod liści twoich cieniem</text:span></text:p>
            </text:list-header>
            <text:list-item>
              <text:p text:style-name="P3"><text:span text:style-name="T1">nie straszny czas upału,</text:span></text:p>
            </text:list-item>
            <text:list-item>
              <text:p text:style-name="P3"><text:span text:style-name="T1">słoneczny żar w południe</text:span></text:p>
            </text:list-item>
            <text:list-item>
              <text:p text:style-name="P3"><text:span text:style-name="T1">i blask księżyca nocą.</text:span></text:p>
            </text:list-item>
            <text:list-item>
              <text:p text:style-name="P3"><text:span text:style-name="T1"/></text:p>
            </text:list-item>
            <text:list-item>
              <text:p text:style-name="P3"><text:span text:style-name="T1">8 . Jaśniejesz zasadzone </text:span></text:p>
            </text:list-item>
            <text:list-item>
              <text:p text:style-name="P3"><text:span text:style-name="T1">nad wody żywej zdrojem</text:span></text:p>
            </text:list-item>
            <text:list-item>
              <text:p text:style-name="P3"><text:span text:style-name="T1">i blask rozsiewasz wokół, </text:span></text:p>
            </text:list-item>
            <text:list-item>
              <text:p text:style-name="P3"><text:span text:style-name="T1">świeżością kwiecia zdobny.</text:span></text:p>
            </text:list-item>
            <text:list-item>
              <text:p text:style-name="P3"><text:span text:style-name="T1"/></text:p>
            </text:list-item>
            <text:list-item>
              <text:p text:style-name="P3"><text:span text:style-name="T1">9. Pośrodku twoich ramion, </text:span></text:p>
            </text:list-item>
            <text:list-item>
              <text:p text:style-name="P3"><text:span text:style-name="T1">gdzie winny krzew rozpięty,</text:span></text:p>
            </text:list-item>
            <text:list-item>
              <text:p text:style-name="P3"><text:span text:style-name="T1">spływają krwawe strugi</text:span></text:p>
            </text:list-item>
            <text:list-item>
              <text:p text:style-name="P3"><text:span text:style-name="T1">czerwienią słodką wina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3" presentation:class="page"/>
          <draw:frame presentation:style-name="pr1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Domyślnie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omyślni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omyślnie-notes" style:family="presentation">
      <style:graphic-properties draw:stroke="none" draw:fill="none">
        <text:list-style style:name="Domyślni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omyślni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icrosoft YaHei'" style:font-pitch-asian="variable" style:font-size-asian="28pt" style:font-style-asian="normal" style:font-weight-asian="normal" style:font-family-complex="'Microsoft YaHei'" style:font-pitch-complex="variable" style:font-size-complex="28pt" style:font-style-complex="normal" style:font-weight-complex="normal" style:font-relief="none"/>
    </style:style>
    <style:style style:name="Domyślnie-outline3" style:family="presentation" style:parent-style-name="Domyślnie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Domyślnie-outline4" style:family="presentation" style:parent-style-name="Domyślnie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5" style:family="presentation" style:parent-style-name="Domyślnie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6" style:family="presentation" style:parent-style-name="Domyślnie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7" style:family="presentation" style:parent-style-name="Domyślnie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8" style:family="presentation" style:parent-style-name="Domyślnie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9" style:family="presentation" style:parent-style-name="Domyślnie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omyślni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Microsoft YaHei'" style:font-pitch-asian="variable" style:font-size-asian="44pt" style:font-style-asian="normal" style:font-weight-asian="normal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omyślnie-backgroundobjects">
      <style:graphic-properties draw:stroke="none" draw:fill="none" draw:fill-color="#ffffff" draw:auto-grow-height="false" draw:auto-grow-width="false" fo:min-height="1.0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l" fo:country="PL" style:language-asian="pl" style:country-asian="PL" style:language-complex="pl" style:country-complex="P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2.856cm" svg:height="3.17cm" svg:x="1.27cm" svg:y="0.763cm" presentation:class="title" presentation:placeholder="true">
        <draw:text-box/>
      </draw:frame>
      <draw:frame presentation:style-name="Domyślnie-outline1" draw:layer="backgroundobjects" svg:width="22.856cm" svg:height="12.568cm" svg:x="1.27cm" svg:y="4.445cm" presentation:class="outline" presentation:placeholder="true">
        <draw:text-box/>
      </draw:frame>
      <draw:frame presentation:style-name="Mpr1" draw:layer="backgroundobjects" svg:width="5.922cm" svg:height="1.009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23cm" svg:height="1.009cm" svg:x="18.202cm" svg:y="17.656cm" presentation:class="page-number">
        <draw:text-box>
          <text:list text:style-name="ML1">
            <text:list-header>
              <text:p><text:span text:style-name="MT2"><text:page-number>&lt;num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Domyślnie-title" draw:layer="backgroundobjects" svg:width="32.773cm" svg:height="34.7cm" svg:x="-32.774cm" svg:y="-32.769cm" presentation:class="page"/>
        <draw:frame presentation:style-name="Domyślnie-notes" draw:layer="backgroundobjects" svg:width="15.236cm" svg:height="11.426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ajd 1</dc:title>
    <meta:initial-creator>Łukasz</meta:initial-creator>
    <meta:creation-date>2014-10-12T08:38:30</meta:creation-date>
    <dc:creator>Roman Tsiselskyyy</dc:creator>
    <dc:date>2015-01-09T15:03:13.97</dc:date>
    <meta:editing-cycles>46</meta:editing-cycles>
    <meta:editing-duration>PT6H14M8S</meta:editing-duration>
    <meta:generator>OpenOffice/4.1.1$Win32 OpenOffice.org_project/411m6$Build-9775</meta:generator>
    <meta:document-statistic meta:object-count="27"/>
  </office:meta>
</office:document-meta>
</file>